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65cm" fo:min-width="6.6cm"/>
    </style:style>
    <style:style style:name="gr2" style:family="graphic" style:parent-style-name="standard">
      <style:graphic-properties draw:textarea-horizontal-align="justify" draw:textarea-vertical-align="middle" draw:auto-grow-height="false" fo:min-height="4.45cm" fo:min-width="6.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ff99" draw:textarea-horizontal-align="justify" draw:textarea-vertical-align="middle" draw:auto-grow-height="false" fo:min-height="2.061cm" fo:min-width="4.97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1cm" svg:height="5.9cm" svg:x="11.1cm" svg:y="8.1cm">
          <text:p text:style-name="P1"><text:span text:style-name="T1">Processing sketch</text:span></text:p>
          <text:list text:style-name="L1">
            <text:list-item>
              <text:p text:style-name="P1">OSC receiver</text:p>
            </text:list-item>
            <text:list-item>
              <text:p text:style-name="P1">XML config file reader</text:p>
            </text:list-item>
            <text:list-item>
              <text:p text:style-name="P1">Mouse/keyboard input</text:p>
            </text:list-item>
            <text:list-item>
              <text:p text:style-name="P1">Particle engine</text:p>
            </text:list-item>
            <text:list-item>
              <text:p text:style-name="P1">Trajectory sampling</text:p>
            </text:list-item>
            <text:list-item>
              <text:p text:style-name="P1">Layers management</text:p>
            </text:list-item>
            <text:list-item>
              <text:p text:style-name="P1">Spray rendering</text:p>
            </text:list-item>
            <text:list-item>
              <text:p text:style-name="P1">Syphon output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7.1cm" svg:height="4.7cm" svg:x="11.1cm" svg:y="15.6cm">
          <text:p text:style-name="P1"><text:span text:style-name="T1">Resolume Arena 5</text:span></text:p>
          <text:list text:style-name="L1">
            <text:list-item>
              <text:p text:style-name="P1">Syphon input</text:p>
            </text:list-item>
            <text:list-item>
              <text:p text:style-name="P1">Final composition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14.65cm" svg:y1="14cm" svg:x2="14.65cm" svg:y2="15.6cm" draw:start-shape="id1" draw:start-glue-point="2" draw:end-shape="id2" draw:end-glue-point="0" svg:d="M14650 14000v1600" svg:viewBox="0 0 1 1601">
          <text:p text:style-name="P2">Syphon video</text:p>
        </draw:connector>
        <draw:custom-shape draw:style-name="gr2" draw:text-style-name="P1" xml:id="id3" draw:id="id3" draw:layer="layout" svg:width="7.1cm" svg:height="4.7cm" svg:x="2.1cm" svg:y="1.5cm">
          <text:p text:style-name="P1"><text:span text:style-name="T1">Arduino wifi</text:span></text:p>
          <text:list text:style-name="L1">
            <text:list-item>
              <text:p text:style-name="P1">Force sensor</text:p>
            </text:list-item>
            <text:list-item>
              <text:p text:style-name="P1">OSC sender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5.65cm" svg:y1="6.2cm" svg:x2="11.1cm" svg:y2="11.05cm" draw:start-shape="id3" draw:start-glue-point="2" draw:end-shape="id1" draw:end-glue-point="3" svg:d="M5650 6200c0 3234 1816 4850 5450 4850" svg:viewBox="0 0 5451 4851">
          <text:p text:style-name="P2">OSC</text:p>
        </draw:connector>
        <draw:custom-shape draw:style-name="gr2" draw:text-style-name="P1" xml:id="id4" draw:id="id4" draw:layer="layout" svg:width="7.1cm" svg:height="4.7cm" svg:x="11.1cm" svg:y="1.3cm">
          <text:p text:style-name="P1"><text:span text:style-name="T1">Tablet app or web site</text:span></text:p>
          <text:list text:style-name="L1">
            <text:list-item>
              <text:p text:style-name="P1">Color palette</text:p>
            </text:list-item>
            <text:list-item>
              <text:p text:style-name="P1">Brush palette</text:p>
            </text:list-item>
            <text:list-item>
              <text:p text:style-name="P1">OSC sender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14.65cm" svg:y1="6cm" svg:x2="14.65cm" svg:y2="8.1cm" draw:start-shape="id4" draw:start-glue-point="2" draw:end-shape="id1" draw:end-glue-point="0" svg:d="M14650 6000v2100" svg:viewBox="0 0 1 2101">
          <text:p text:style-name="P2">OSC</text:p>
        </draw:connector>
        <draw:custom-shape draw:style-name="gr2" draw:text-style-name="P1" xml:id="id5" draw:id="id5" draw:layer="layout" svg:width="7.1cm" svg:height="4.7cm" svg:x="19.8cm" svg:y="1.3cm">
          <text:p text:style-name="P1"><text:span text:style-name="T1">Position tracker</text:span></text:p>
          <text:list text:style-name="L1">
            <text:list-item>
              <text:p text:style-name="P1">Video camera input</text:p>
            </text:list-item>
            <text:list-item>
              <text:p text:style-name="P1">Noise removal</text:p>
            </text:list-item>
            <text:list-item>
              <text:p text:style-name="P1">Trajectory prediction</text:p>
            </text:list-item>
            <text:list-item>
              <text:p text:style-name="P1">Blob detection</text:p>
            </text:list-item>
            <text:list-item>
              <text:p text:style-name="P1">OSC sender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23.35cm" svg:y1="6cm" svg:x2="18.2cm" svg:y2="11.05cm" draw:start-shape="id5" draw:start-glue-point="2" draw:end-shape="id1" draw:end-glue-point="1" svg:d="M23350 6000c0 3367-1716 5050-5150 5050" svg:viewBox="0 0 5151 5051">
          <text:p text:style-name="P2">OSC</text:p>
        </draw:connector>
        <draw:custom-shape draw:style-name="gr4" draw:text-style-name="P2" xml:id="id6" draw:id="id6" draw:layer="layout" svg:width="5.476cm" svg:height="2.311cm" svg:x="21.224cm" svg:y="11.1cm">
          <text:p text:style-name="P2">XML config file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5.476cm" svg:height="2.311cm" svg:x="21.1cm" svg:y="13.989cm">
          <text:p text:style-name="P2">Sampled data files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svg:x1="21.224cm" svg:y1="12.255cm" svg:x2="18.2cm" svg:y2="11.05cm" draw:start-shape="id6" draw:start-glue-point="3" draw:end-shape="id1" svg:d="M21224 12255c-2268 0-756-1205-3024-1205" svg:viewBox="0 0 3025 1206">
          <text:p/>
        </draw:connector>
        <draw:connector draw:style-name="gr6" draw:text-style-name="P2" draw:layer="layout" draw:type="curve" svg:x1="18.2cm" svg:y1="11.05cm" svg:x2="21.1cm" svg:y2="15.144cm" draw:start-shape="id1" draw:start-glue-point="1" draw:end-shape="id7" draw:end-glue-point="3" svg:d="M18200 11050c2175 0 725 4094 2900 4094" svg:viewBox="0 0 2901 40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2T09:02:30.731887000</meta:creation-date>
    <dc:date>2016-03-12T10:39:28.009172000</dc:date>
    <meta:editing-duration>PT1H37M1S</meta:editing-duration>
    <meta:editing-cycles>6</meta:editing-cycles>
    <meta:generator>LibreOffice/4.3.4.1$MacOSX_X86_64 LibreOffice_project/bc356b2f991740509f321d70e4512a6a54c5f243</meta:generator>
    <meta:document-statistic meta:object-count="13"/>
  </office:meta>
</office:document-meta>
</file>